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O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1" office:value-type="string" calcext:value-type="string">
            <text:p>SX1278 LORA</text:p>
          </table:table-cell>
          <table:table-cell office:value-type="string" calcext:value-type="string">
            <text:p>https://item.taobao.com/item.htm?spm=a1z0d.6639537.1997196601.4.34115886A5eK90&amp;id=55622979129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MLT-85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item.taobao.com/item.htm?spm=a1z0d.6639537.1997196601.13.34115886A5eK90&amp;id=555924156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8:41:58.438124256</meta:creation-date>
    <meta:generator>LibreOffice/6.0.7.3$Linux_X86_64 LibreOffice_project/00m0$Build-3</meta:generator>
    <dc:date>2019-05-23T19:31:41.946942514</dc:date>
    <meta:editing-duration>PT39M20S</meta:editing-duration>
    <meta:editing-cycles>1</meta:editing-cycles>
    <meta:document-statistic meta:table-count="1" meta:cell-count="5" meta:object-count="0"/>
  </office:meta>
</office:document-meta>
</file>